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3f7e5" officeooo:paragraph-rsid="0013f7e5"/>
    </style:style>
    <style:style style:name="P2" style:family="paragraph" style:parent-style-name="Standard">
      <style:paragraph-properties fo:text-align="center" style:justify-single-word="false"/>
      <style:text-properties officeooo:rsid="0016464e" officeooo:paragraph-rsid="0016464e"/>
    </style:style>
    <style:style style:name="P3" style:family="paragraph" style:parent-style-name="Text_20_body">
      <style:text-properties officeooo:paragraph-rsid="0013f7e5"/>
    </style:style>
    <style:style style:name="P4" style:family="paragraph" style:parent-style-name="Text_20_body">
      <style:text-properties fo:font-style="italic" fo:font-weight="bold" officeooo:paragraph-rsid="0013f7e5"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officeooo:rsid="0013f7e5" officeooo:paragraph-rsid="0013f7e5"/>
    </style:style>
    <style:style style:name="P6" style:family="paragraph" style:parent-style-name="Heading_20_3">
      <style:paragraph-properties fo:text-align="start" style:justify-single-word="false"/>
      <style:text-properties officeooo:paragraph-rsid="0013f7e5"/>
    </style:style>
    <style:style style:name="P7" style:family="paragraph" style:parent-style-name="Heading_20_3">
      <style:paragraph-properties fo:text-align="center" style:justify-single-word="false"/>
      <style:text-properties style:text-underline-style="solid" style:text-underline-width="auto" style:text-underline-color="font-color"/>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3">
      <style:paragraph-properties fo:margin-top="0cm" fo:margin-bottom="0cm" style:contextual-spacing="false"/>
    </style:style>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6">
      <style:paragraph-properties fo:margin-top="0cm" fo:margin-bottom="0cm" style:contextual-spacing="false"/>
    </style:style>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0">
      <style:paragraph-properties fo:margin-top="0cm" fo:margin-bottom="0cm" style:contextual-spacing="false"/>
    </style:style>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3">
      <style:paragraph-properties fo:margin-top="0cm" fo:margin-bottom="0cm" style:contextual-spacing="false"/>
    </style:style>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6">
      <style:paragraph-properties fo:margin-top="0cm" fo:margin-bottom="0cm" style:contextual-spacing="false"/>
    </style:style>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0">
      <style:paragraph-properties fo:margin-top="0cm" fo:margin-bottom="0cm" style:contextual-spacing="false"/>
    </style:style>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4">
      <style:paragraph-properties fo:margin-top="0cm" fo:margin-bottom="0cm" style:contextual-spacing="false"/>
    </style:style>
    <style:style style:name="P54" style:family="paragraph" style:parent-style-name="Text_20_body" style:list-style-name="L35"/>
    <style:style style:name="P55" style:family="paragraph" style:parent-style-name="Text_20_body" style:list-style-name="L36">
      <style:paragraph-properties fo:margin-top="0cm" fo:margin-bottom="0cm" style:contextual-spacing="false"/>
    </style:style>
    <style:style style:name="P56" style:family="paragraph" style:parent-style-name="Text_20_body" style:list-style-name="L37"/>
    <style:style style:name="P57" style:family="paragraph" style:parent-style-name="Text_20_body" style:list-style-name="L38"/>
    <style:style style:name="P58" style:family="paragraph" style:parent-style-name="Text_20_body" style:list-style-name="L38">
      <style:paragraph-properties fo:margin-top="0cm" fo:margin-bottom="0cm" style:contextual-spacing="false"/>
    </style:style>
    <style:style style:name="P59" style:family="paragraph" style:parent-style-name="Text_20_body" style:list-style-name="L39"/>
    <style:style style:name="P60" style:family="paragraph" style:parent-style-name="Text_20_body" style:list-style-name="L39">
      <style:paragraph-properties fo:margin-top="0cm" fo:margin-bottom="0cm" style:contextual-spacing="false"/>
    </style:style>
    <style:style style:name="P61" style:family="paragraph" style:parent-style-name="Text_20_body" style:list-style-name="L40"/>
    <style:style style:name="P62" style:family="paragraph" style:parent-style-name="Text_20_body" style:list-style-name="L40">
      <style:paragraph-properties fo:margin-top="0cm" fo:margin-bottom="0cm" style:contextual-spacing="false"/>
    </style:style>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2">
      <style:paragraph-properties fo:margin-top="0cm" fo:margin-bottom="0cm" style:contextual-spacing="false"/>
    </style:style>
    <style:style style:name="P66" style:family="paragraph" style:parent-style-name="Text_20_body" style:list-style-name="L43"/>
    <style:style style:name="P67" style:family="paragraph" style:parent-style-name="Text_20_body" style:list-style-name="L43">
      <style:paragraph-properties fo:margin-top="0cm" fo:margin-bottom="0cm" style:contextual-spacing="false"/>
    </style:style>
    <style:style style:name="P68" style:family="paragraph" style:parent-style-name="Text_20_body" style:list-style-name="L44"/>
    <style:style style:name="P69" style:family="paragraph" style:parent-style-name="Text_20_body" style:list-style-name="L44">
      <style:paragraph-properties fo:margin-top="0cm" fo:margin-bottom="0cm" style:contextual-spacing="false"/>
    </style:style>
    <style:style style:name="P70" style:family="paragraph" style:parent-style-name="Text_20_body" style:list-style-name="L45"/>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8">
      <style:paragraph-properties fo:margin-top="0cm" fo:margin-bottom="0cm" style:contextual-spacing="false"/>
    </style:style>
    <style:style style:name="P75" style:family="paragraph" style:parent-style-name="Text_20_body" style:list-style-name="L49"/>
    <style:style style:name="P76" style:family="paragraph" style:parent-style-name="Text_20_body" style:list-style-name="L49">
      <style:paragraph-properties fo:margin-top="0cm" fo:margin-bottom="0cm" style:contextual-spacing="false"/>
    </style:style>
    <style:style style:name="P77" style:family="paragraph" style:parent-style-name="Text_20_body" style:list-style-name="L50"/>
    <style:style style:name="P78" style:family="paragraph" style:parent-style-name="Text_20_body" style:list-style-name="L51"/>
    <style:style style:name="P79" style:family="paragraph" style:parent-style-name="Text_20_body" style:list-style-name="L52"/>
    <style:style style:name="P80" style:family="paragraph" style:parent-style-name="Text_20_body" style:list-style-name="L52">
      <style:paragraph-properties fo:margin-top="0cm" fo:margin-bottom="0cm" style:contextual-spacing="false"/>
    </style:style>
    <style:style style:name="P81" style:family="paragraph" style:parent-style-name="Text_20_body" style:list-style-name="L53"/>
    <style:style style:name="P82" style:family="paragraph" style:parent-style-name="Text_20_body" style:list-style-name="L53">
      <style:paragraph-properties fo:margin-top="0cm" fo:margin-bottom="0cm" style:contextual-spacing="false"/>
    </style:style>
    <style:style style:name="P83" style:family="paragraph" style:parent-style-name="Text_20_body" style:list-style-name="L54"/>
    <style:style style:name="P84" style:family="paragraph" style:parent-style-name="Text_20_body" style:list-style-name="L54">
      <style:paragraph-properties fo:margin-top="0cm" fo:margin-bottom="0cm" style:contextual-spacing="false"/>
    </style:style>
    <style:style style:name="P85" style:family="paragraph" style:parent-style-name="Text_20_body" style:list-style-name="L55"/>
    <style:style style:name="P86" style:family="paragraph" style:parent-style-name="Text_20_body">
      <style:paragraph-properties fo:text-align="center" style:justify-single-word="false"/>
      <style:text-properties style:text-underline-style="solid" style:text-underline-width="auto" style:text-underline-color="font-color"/>
    </style:style>
    <style:style style:name="T1" style:family="text">
      <style:text-properties officeooo:rsid="0013f7e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3"><text:span text:style-name="T1">E</text:span>structura Básica de Windows 11 y Principales Diferencias con Linux</text:h>
      <text:p text:style-name="P86"/>
      <text:p text:style-name="P86"/>
      <text:p text:style-name="P3">Windows 11, como cualquier sistema operativo, tiene una estructura que facilita la interacción entre el usuario, el software y el hardware. </text:p>
      <text:p text:style-name="P4"><text:span text:style-name="T1">E</text:span>structura básica, seguida de una comparación con Linux.</text:p>
      <text:h text:style-name="Heading_20_3" text:outline-level="3">1. <text:span text:style-name="Strong_20_Emphasis">Núcleo (Kernel)</text:span></text:h>
      <text:p text:style-name="Text_20_body">El <text:span text:style-name="Strong_20_Emphasis">núcleo</text:span> de Windows 11 es el <text:span text:style-name="Strong_20_Emphasis">Windows NT Kernel</text:span>, que se encarga de gestionar el hardware, recursos y la comunicación entre el software y los componentes físicos de la computadora.</text:p>
      <text:list text:style-name="L1">
        <text:list-item>
          <text:p text:style-name="P9"><text:span text:style-name="Strong_20_Emphasis">Funciones del núcleo</text:span>:</text:p>
          <text:list>
            <text:list-item>
              <text:p text:style-name="P9">Gestión de procesos (ejecutar, pausar, y cerrar programas).</text:p>
            </text:list-item>
            <text:list-item>
              <text:p text:style-name="P9">Gestión de la memoria (asignar y liberar memoria).</text:p>
            </text:list-item>
            <text:list-item>
              <text:p text:style-name="P9">Control de dispositivos (interacción con hardware como discos duros, impresoras, etc.).</text:p>
            </text:list-item>
            <text:list-item>
              <text:p text:style-name="P8">Sistema de archivos (gestión de archivos en discos duros).</text:p>
            </text:list-item>
          </text:list>
        </text:list-item>
      </text:list>
      <text:p text:style-name="Text_20_body"><text:span text:style-name="Strong_20_Emphasis">Diferencia con Linux</text:span>:</text:p>
      <text:list text:style-name="L2">
        <text:list-item>
          <text:p text:style-name="P10">Ambos sistemas tienen un kernel, pero Linux tiene un núcleo monolítico, mientras que el núcleo de Windows NT es un híbrido, lo que significa que incluye aspectos tanto de un núcleo monolítico como de uno microkernel, con algunos controladores ejecutándose en el espacio del usuario.</text:p>
        </text:list-item>
      </text:list>
      <text:h text:style-name="Heading_20_3" text:outline-level="3">2. <text:span text:style-name="Strong_20_Emphasis">Interfaz de Usuario (GUI o CLI)</text:span></text:h>
      <text:p text:style-name="Text_20_body">Windows 11 está diseñado para ser utilizado principalmente a través de una <text:span text:style-name="Strong_20_Emphasis">interfaz gráfica de usuario (GUI)</text:span>, siendo más visual y fácil de usar para la mayoría de los usuarios. El <text:span text:style-name="Strong_20_Emphasis">menú de inicio</text:span>, <text:span text:style-name="Strong_20_Emphasis">barra de tareas</text:span>, <text:span text:style-name="Strong_20_Emphasis">escritorio</text:span>, y <text:span text:style-name="Strong_20_Emphasis">ventanas</text:span> son sus componentes principales.</text:p>
      <text:list text:style-name="L3">
        <text:list-item>
          <text:p text:style-name="P11"><text:span text:style-name="Strong_20_Emphasis">Entorno gráfico</text:span>: Proporciona íconos, menús y ventanas que permiten al usuario interactuar con aplicaciones y archivos.</text:p>
        </text:list-item>
        <text:list-item>
          <text:p text:style-name="P11"><text:span text:style-name="Strong_20_Emphasis">PowerShell/Command Prompt (CLI)</text:span>: Para usuarios avanzados, Windows ofrece <text:span text:style-name="Strong_20_Emphasis">PowerShell</text:span> y el <text:span text:style-name="Strong_20_Emphasis">Símbolo del sistema (cmd)</text:span> como alternativas de línea de comandos. <text:span text:style-name="Strong_20_Emphasis">PowerShell</text:span> es más avanzado y permite administrar el sistema con comandos y scripts.</text:p>
        </text:list-item>
      </text:list>
      <text:p text:style-name="Text_20_body"><text:span text:style-name="Strong_20_Emphasis">Diferencia con Linux</text:span>:</text:p>
      <text:list text:style-name="L4">
        <text:list-item>
          <text:p text:style-name="P12">Linux ofrece ambos: una GUI para usuarios regulares y una CLI muy robusta (shells como Bash) que es muy utilizada. Windows 11 es más dependiente de su GUI, aunque PowerShell ha mejorado sus capacidades de línea de comandos.</text:p>
        </text:list-item>
      </text:list>
      <text:h text:style-name="Heading_20_3" text:outline-level="3">3. <text:span text:style-name="Strong_20_Emphasis">Sistema de Archivos</text:span></text:h>
      <text:p text:style-name="Text_20_body">En Windows 11, el sistema de archivos más común es <text:span text:style-name="Strong_20_Emphasis">NTFS</text:span> (New Technology File System), aunque también admite FAT32 y exFAT para ciertas particiones y dispositivos externos.</text:p>
      <text:list text:style-name="L5">
        <text:list-item>
          <text:p text:style-name="P14"><text:soft-page-break/><text:span text:style-name="Strong_20_Emphasis">Sistema de Archivos</text:span>:</text:p>
          <text:list>
            <text:list-item>
              <text:p text:style-name="P14"><text:span text:style-name="Strong_20_Emphasis">C:</text:span> es la unidad principal del sistema, donde se almacenan los archivos del sistema operativo y las aplicaciones.</text:p>
            </text:list-item>
            <text:list-item>
              <text:p text:style-name="P14"><text:span text:style-name="Strong_20_Emphasis">Carpetas importantes</text:span>:</text:p>
              <text:list>
                <text:list-item>
                  <text:p text:style-name="P14"><text:span text:style-name="Strong_20_Emphasis">C:\Windows</text:span>: Contiene los archivos del sistema.</text:p>
                </text:list-item>
                <text:list-item>
                  <text:p text:style-name="P14"><text:span text:style-name="Strong_20_Emphasis">C:\Program Files</text:span>: Lugar donde se instalan la mayoría de las aplicaciones.</text:p>
                </text:list-item>
                <text:list-item>
                  <text:p text:style-name="P13"><text:span text:style-name="Strong_20_Emphasis">C:\Users</text:span>: Almacena los datos del usuario, como documentos, imágenes y configuraciones.</text:p>
                </text:list-item>
              </text:list>
            </text:list-item>
          </text:list>
        </text:list-item>
      </text:list>
      <text:p text:style-name="Text_20_body"><text:span text:style-name="Strong_20_Emphasis">Diferencia con Linux</text:span>:</text:p>
      <text:list text:style-name="L6">
        <text:list-item>
          <text:p text:style-name="P15">Linux usa sistemas de archivos como <text:span text:style-name="Strong_20_Emphasis">EXT4</text:span>, <text:span text:style-name="Strong_20_Emphasis">XFS</text:span>, y otros. En Linux, la estructura del sistema de archivos es más uniforme, con la raíz <text:span text:style-name="Source_20_Text">/</text:span> como directorio principal, mientras que Windows tiene unidades específicas (<text:span text:style-name="Source_20_Text">C:\</text:span>, <text:span text:style-name="Source_20_Text">D:\</text:span>).</text:p>
        </text:list-item>
      </text:list>
      <text:h text:style-name="Heading_20_3" text:outline-level="3">4. <text:span text:style-name="Strong_20_Emphasis">Servicios del Sistema</text:span></text:h>
      <text:p text:style-name="Text_20_body">Un <text:span text:style-name="Strong_20_Emphasis">servicio</text:span> en Windows es un programa que se ejecuta en segundo plano sin intervención del usuario, como la actualización de Windows, el antivirus, o el servidor de impresión.</text:p>
      <text:list text:style-name="L7">
        <text:list-item>
          <text:p text:style-name="P17"><text:span text:style-name="Strong_20_Emphasis">Gestión de servicios</text:span>:</text:p>
          <text:list>
            <text:list-item>
              <text:p text:style-name="P17">Los servicios se pueden administrar desde el <text:span text:style-name="Strong_20_Emphasis">Administrador de Servicios</text:span> (<text:span text:style-name="Source_20_Text">services.msc</text:span>).</text:p>
            </text:list-item>
            <text:list-item>
              <text:p text:style-name="P16">Los servicios pueden iniciarse, detenerse o configurarse para arrancar automáticamente al encender el equipo.</text:p>
            </text:list-item>
          </text:list>
        </text:list-item>
      </text:list>
      <text:p text:style-name="Text_20_body"><text:span text:style-name="Strong_20_Emphasis">Diferencia con Linux</text:span>:</text:p>
      <text:list text:style-name="L8">
        <text:list-item>
          <text:p text:style-name="P18">En Linux, los servicios se gestionan a través de <text:span text:style-name="Strong_20_Emphasis">systemctl</text:span> o <text:span text:style-name="Strong_20_Emphasis">service</text:span>, y el sistema init más común en Linux es <text:span text:style-name="Strong_20_Emphasis">systemd</text:span>. Ambos sistemas utilizan daemons o servicios en segundo plano, pero en Linux, la configuración de estos tiende a ser más flexible y accesible desde la terminal.</text:p>
        </text:list-item>
      </text:list>
      <text:h text:style-name="Heading_20_3" text:outline-level="3">5. <text:span text:style-name="Strong_20_Emphasis">Administración de Impresión</text:span></text:h>
      <text:p text:style-name="Text_20_body">En Windows 11, la administración de impresoras se realiza a través de una interfaz gráfica en el <text:span text:style-name="Strong_20_Emphasis">Panel de Control</text:span> o en <text:span text:style-name="Strong_20_Emphasis">Configuración</text:span>.</text:p>
      <text:list text:style-name="L9">
        <text:list-item>
          <text:p text:style-name="P20"><text:span text:style-name="Strong_20_Emphasis">Gestión de Impresión</text:span>:</text:p>
          <text:list>
            <text:list-item>
              <text:p text:style-name="P20">Puedes añadir, eliminar y gestionar impresoras desde <text:span text:style-name="Strong_20_Emphasis">Configuración &gt; Dispositivos &gt; Impresoras y escáneres</text:span>.</text:p>
            </text:list-item>
            <text:list-item>
              <text:p text:style-name="P19">Los <text:span text:style-name="Strong_20_Emphasis">spoolers</text:span> de impresión gestionan las tareas de impresión en segundo plano.</text:p>
            </text:list-item>
          </text:list>
        </text:list-item>
      </text:list>
      <text:p text:style-name="Text_20_body"><text:span text:style-name="Strong_20_Emphasis">Diferencia con Linux</text:span>:</text:p>
      <text:list text:style-name="L10">
        <text:list-item>
          <text:p text:style-name="P21">Linux usa <text:span text:style-name="Strong_20_Emphasis">CUPS (Common UNIX Printing System)</text:span> para gestionar impresoras. Aunque ambos sistemas permiten añadir impresoras y manejar trabajos de impresión, la interfaz gráfica en Windows es más simple y amigable para usuarios no técnicos.</text:p>
        </text:list-item>
      </text:list>
      <text:h text:style-name="Heading_20_3" text:outline-level="3"><text:soft-page-break/>6. <text:span text:style-name="Strong_20_Emphasis">Visor de Eventos</text:span></text:h>
      <text:p text:style-name="Text_20_body">El <text:span text:style-name="Strong_20_Emphasis">Visor de Eventos</text:span> de Windows 11 es una herramienta que registra eventos importantes del sistema, como errores, advertencias y mensajes de diagnóstico.</text:p>
      <text:list text:style-name="L11">
        <text:list-item>
          <text:p text:style-name="P23"><text:span text:style-name="Strong_20_Emphasis">Acceso</text:span>: Se accede buscando <text:span text:style-name="Strong_20_Emphasis">Visor de Eventos</text:span> en el menú de inicio.</text:p>
        </text:list-item>
        <text:list-item>
          <text:p text:style-name="P23"><text:span text:style-name="Strong_20_Emphasis">Tipos de eventos</text:span>:</text:p>
          <text:list>
            <text:list-item>
              <text:p text:style-name="P23"><text:span text:style-name="Strong_20_Emphasis">Aplicación</text:span>: Errores de programas.</text:p>
            </text:list-item>
            <text:list-item>
              <text:p text:style-name="P23"><text:span text:style-name="Strong_20_Emphasis">Sistema</text:span>: Eventos relacionados con el sistema operativo.</text:p>
            </text:list-item>
            <text:list-item>
              <text:p text:style-name="P22"><text:span text:style-name="Strong_20_Emphasis">Seguridad</text:span>: Registros de intentos de inicio de sesión y auditorías.</text:p>
            </text:list-item>
          </text:list>
        </text:list-item>
      </text:list>
      <text:p text:style-name="Text_20_body"><text:span text:style-name="Strong_20_Emphasis">Diferencia con Linux</text:span>:</text:p>
      <text:list text:style-name="L12">
        <text:list-item>
          <text:p text:style-name="P24">En Linux, se usa <text:span text:style-name="Strong_20_Emphasis"><text:span text:style-name="Source_20_Text">journalctl</text:span></text:span> o archivos de log en <text:span text:style-name="Strong_20_Emphasis"><text:span text:style-name="Source_20_Text">/var/log/</text:span></text:span> para registrar eventos del sistema. Ambos sistemas ofrecen registros detallados, pero en Linux, la gestión de logs suele hacerse más desde la línea de comandos.</text:p>
        </text:list-item>
      </text:list>
      <text:h text:style-name="Heading_20_3" text:outline-level="3">7. <text:span text:style-name="Strong_20_Emphasis">Monitor de Rendimiento</text:span></text:h>
      <text:p text:style-name="Text_20_body">El <text:span text:style-name="Strong_20_Emphasis">Monitor de Rendimiento</text:span> de Windows 11 permite al usuario ver el uso de CPU, memoria, disco y red en tiempo real.</text:p>
      <text:list text:style-name="L13">
        <text:list-item>
          <text:p text:style-name="P26"><text:span text:style-name="Strong_20_Emphasis">Acceso</text:span>: Puede accederse desde el <text:span text:style-name="Strong_20_Emphasis">Administrador de Tareas</text:span> (<text:span text:style-name="Source_20_Text">Ctrl + Shift + Esc</text:span>) o el <text:span text:style-name="Strong_20_Emphasis">Monitor de Rendimiento</text:span> (<text:span text:style-name="Source_20_Text">perfmon</text:span>).</text:p>
        </text:list-item>
        <text:list-item>
          <text:p text:style-name="P26"><text:span text:style-name="Strong_20_Emphasis">Monitorea</text:span>:</text:p>
          <text:list>
            <text:list-item>
              <text:p text:style-name="P26">Uso de CPU.</text:p>
            </text:list-item>
            <text:list-item>
              <text:p text:style-name="P26">Uso de Memoria.</text:p>
            </text:list-item>
            <text:list-item>
              <text:p text:style-name="P26">Actividad del disco.</text:p>
            </text:list-item>
            <text:list-item>
              <text:p text:style-name="P25">Actividad de red.</text:p>
            </text:list-item>
          </text:list>
        </text:list-item>
      </text:list>
      <text:p text:style-name="Text_20_body"><text:span text:style-name="Strong_20_Emphasis">Diferencia con Linux</text:span>:</text:p>
      <text:list text:style-name="L14">
        <text:list-item>
          <text:p text:style-name="P27">En Linux, herramientas como <text:span text:style-name="Strong_20_Emphasis"><text:span text:style-name="Source_20_Text">htop</text:span></text:span>, <text:span text:style-name="Strong_20_Emphasis"><text:span text:style-name="Source_20_Text">top</text:span></text:span> o <text:span text:style-name="Strong_20_Emphasis"><text:span text:style-name="Source_20_Text">nmon</text:span></text:span> permiten monitorear el rendimiento del sistema. Aunque ambos sistemas permiten hacer esto, Linux suele ofrecer mayor personalización y control a través de la terminal.</text:p>
        </text:list-item>
      </text:list>
      <text:h text:style-name="Heading_20_3" text:outline-level="3">8. <text:span text:style-name="Strong_20_Emphasis">Utilidades y Programas del Usuario</text:span></text:h>
      <text:p text:style-name="Text_20_body">Windows 11 viene con muchas utilidades integradas como el <text:span text:style-name="Strong_20_Emphasis">Explorador de archivos</text:span>, <text:span text:style-name="Strong_20_Emphasis">Microsoft Edge</text:span>, y aplicaciones para la productividad como <text:span text:style-name="Strong_20_Emphasis">Office</text:span>. Además, permite la instalación de aplicaciones de terceros desde la <text:span text:style-name="Strong_20_Emphasis">Microsoft Store</text:span> o mediante archivos <text:span text:style-name="Source_20_Text">.exe</text:span> descargados.</text:p>
      <text:p text:style-name="Text_20_body"><text:span text:style-name="Strong_20_Emphasis">Diferencia con Linux</text:span>:</text:p>
      <text:list text:style-name="L15">
        <text:list-item>
          <text:p text:style-name="P28">Linux ofrece una amplia gama de software de código abierto disponible a través de <text:span text:style-name="Strong_20_Emphasis">repositorios</text:span> de software específicos de la distribución. La instalación suele realizarse a través de gestores de paquetes como <text:span text:style-name="Strong_20_Emphasis">apt</text:span>, <text:span text:style-name="Strong_20_Emphasis">dnf</text:span>, o <text:span text:style-name="Strong_20_Emphasis">pacman</text:span>.</text:p>
        </text:list-item>
      </text:list>
      <text:h text:style-name="Heading_20_3" text:outline-level="3"><text:soft-page-break/>9. <text:span text:style-name="Strong_20_Emphasis">Seguridad y Gestión de Usuarios</text:span></text:h>
      <text:p text:style-name="Text_20_body">En Windows 11, la seguridad del sistema y los permisos de archivos son gestionados a través de cuentas de usuario. Windows incluye <text:span text:style-name="Strong_20_Emphasis">Control de Cuentas de Usuario (UAC)</text:span>, <text:span text:style-name="Strong_20_Emphasis">Windows Defender</text:span>, y otras herramientas de seguridad.</text:p>
      <text:list text:style-name="L16">
        <text:list-item>
          <text:p text:style-name="P30"><text:span text:style-name="Strong_20_Emphasis">Permisos</text:span>: Los archivos y carpetas tienen permisos básicos para lectura, escritura y ejecución, gestionados desde la GUI.</text:p>
        </text:list-item>
        <text:list-item>
          <text:p text:style-name="P29"><text:span text:style-name="Strong_20_Emphasis">Cuentas de Usuario</text:span>: Windows 11 permite gestionar cuentas locales o iniciar sesión con cuentas de Microsoft.</text:p>
        </text:list-item>
      </text:list>
      <text:p text:style-name="Text_20_body"><text:span text:style-name="Strong_20_Emphasis">Diferencia con Linux</text:span>:</text:p>
      <text:list text:style-name="L17">
        <text:list-item>
          <text:p text:style-name="P31">Linux tiene un sistema de permisos y usuarios más detallado y accesible desde la línea de comandos. Linux usa la cuenta <text:span text:style-name="Strong_20_Emphasis">root</text:span> para tareas administrativas, y los permisos son gestionados mediante comandos como <text:span text:style-name="Strong_20_Emphasis"><text:span text:style-name="Source_20_Text">chmod</text:span></text:span>, <text:span text:style-name="Strong_20_Emphasis"><text:span text:style-name="Source_20_Text">chown</text:span></text:span>.</text:p>
        </text:list-item>
      </text:list>
      <text:p text:style-name="Standard"/>
      <text:p text:style-name="Standard"/>
      <text:p text:style-name="P1"/>
      <text:h text:style-name="P6" text:outline-level="3"><text:span text:style-name="Strong_20_Emphasis"/></text:h>
      <text:p text:style-name="P1"/>
      <text:p text:style-name="P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08:35:36.936000000</meta:creation-date>
    <dc:date>2024-09-10T13:54:52.737000000</dc:date>
    <meta:editing-duration>PT23M23S</meta:editing-duration>
    <meta:editing-cycles>3</meta:editing-cycles>
    <meta:generator>LibreOffice/7.5.3.2$Windows_X86_64 LibreOffice_project/9f56dff12ba03b9acd7730a5a481eea045e468f3</meta:generator>
    <meta:document-statistic meta:table-count="0" meta:image-count="0" meta:object-count="0" meta:page-count="4" meta:paragraph-count="71" meta:word-count="1060" meta:character-count="6600" meta:non-whitespace-character-count="5651"/>
  </office:meta>
</office:document-meta>
</file>